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5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2" draw:layer="layout" svg:width="5.7cm" svg:height="2.4cm" svg:x="2.8cm" svg:y="1.5cm">
            <text:p text:style-name="P1"><text:span text:style-name="T1">クラス</text:span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7cm" svg:height="2.4cm" svg:x="2.799cm" svg:y="3.8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7cm" svg:height="2.4cm" svg:x="2.799cm" svg:y="6.2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5.7cm" svg:height="2.4cm" svg:x="18.401cm" svg:y="1.501cm">
            <text:p text:style-name="P1"><text:span text:style-name="T1">クラス</text:span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7cm" svg:height="2.4cm" svg:x="18.4cm" svg:y="3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7cm" svg:height="2.4cm" svg:x="18.4cm" svg:y="6.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8.5cm" svg:y1="5.1cm" svg:x2="18.3cm" svg:y2="5.1cm">
            <text:p/>
          </draw:line>
          <draw:frame draw:style-name="gr4" draw:text-style-name="P5" draw:layer="layout" svg:width="5.6cm" svg:height="1.801cm" svg:x="8.6cm" svg:y="3.7cm">
            <draw:text-box>
              <text:p text:style-name="P4"><text:span text:style-name="T2">多重度</text:span><text:span text:style-name="T2">(B→A)</text:span></text:p>
            </draw:text-box>
          </draw:frame>
          <draw:frame draw:style-name="gr4" draw:text-style-name="P5" draw:layer="layout" svg:width="5.6cm" svg:height="1.801cm" svg:x="13.5cm" svg:y="3.7cm">
            <draw:text-box>
              <text:p text:style-name="P4"><text:span text:style-name="T2">多重度</text:span><text:span text:style-name="T2">(A→B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0T14:45:50.843513597</dc:date>
    <meta:editing-duration>PT53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